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9pt" fo:break-before="auto" style:use-optimal-row-height="true"/>
    </style:style>
    <style:style style:name="ro3" style:family="table-row">
      <style:table-row-properties style:row-height="34.84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ro5" style:family="table-row">
      <style:table-row-properties style:row-height="45.61pt" fo:break-before="auto" style:use-optimal-row-height="false"/>
    </style:style>
    <style:style style:name="ro6" style:family="table-row">
      <style:table-row-properties style:row-height="46.66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46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 style:data-style-name="N61"/>
    <style:style style:name="ce10" style:family="table-cell" style:parent-style-name="Default" style:data-style-name="N99"/>
  </office:automatic-styles>
  <office:body>
    <office:spreadsheet>
      <table:calculation-settings table:automatic-find-labels="false"/>
      <table:table table:name="2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bs(angle)&lt;5 and poi vx &lt; 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25.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78" calcext:value-type="float">
            <text:p>61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67" calcext:value-type="float">
            <text:p>28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5.246" calcext:value-type="float">
            <text:p>325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586" calcext:value-type="float">
            <text:p>39.5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04" calcext:value-type="float">
            <text:p>28.4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636" calcext:value-type="float">
            <text:p>169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534" calcext:value-type="float">
            <text:p>66.5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221" calcext:value-type="float">
            <text:p>163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25" calcext:value-type="float">
            <text:p>49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03" calcext:value-type="float">
            <text:p>88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184" calcext:value-type="float">
            <text:p>87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style-name="ce1"/>
          <table:table-cell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3.988" calcext:value-type="float">
            <text:p>233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6.183" calcext:value-type="float">
            <text:p>226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7.798" calcext:value-type="float">
            <text:p>297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15" calcext:value-type="float">
            <text:p>46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77" calcext:value-type="float">
            <text:p>177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39" calcext:value-type="float">
            <text:p>68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4" calcext:value-type="float">
            <text:p>37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3">
          <table:table-cell table:style-name="ce1" office:value-type="string" calcext:value-type="string">
            <text:p>abs(angle)&lt;5 and poi vx &lt; 2</text:p>
          </table:table-cell>
          <table:table-cell table:style-name="ce1" office:value-type="string" calcext:value-type="string">
            <text:p>min(1/(np.abs(vel)), 5)</text:p>
          </table:table-cell>
          <table:table-cell table:style-name="ce1"/>
          <table:table-cell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9" calcext:value-type="float">
            <text:p>95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88" calcext:value-type="float">
            <text:p>26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74" calcext:value-type="float">
            <text:p>73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33" calcext:value-type="float">
            <text:p>75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84" calcext:value-type="float">
            <text:p>63.0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8" calcext:value-type="float">
            <text:p>27.5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841" calcext:value-type="float">
            <text:p>102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455" calcext:value-type="float">
            <text:p>179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98" calcext:value-type="float">
            <text:p>30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51" calcext:value-type="float">
            <text:p>44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" calcext:value-type="float">
            <text:p>6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449" calcext:value-type="float">
            <text:p>27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69" calcext:value-type="float">
            <text:p>69.4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455" calcext:value-type="float">
            <text:p>180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7.138" calcext:value-type="float">
            <text:p>187.1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7" calcext:value-type="float">
            <text:p>47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1" calcext:value-type="float">
            <text:p>151.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97" calcext:value-type="float">
            <text:p>37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44" calcext:value-type="float">
            <text:p>30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" calcext:value-type="float">
            <text:p>61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6" calcext:value-type="float">
            <text:p>28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434" calcext:value-type="float">
            <text:p>302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784" calcext:value-type="float">
            <text:p>283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852" calcext:value-type="float">
            <text:p>159.8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28" calcext:value-type="float">
            <text:p>69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049" calcext:value-type="float">
            <text:p>269.0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733" calcext:value-type="float">
            <text:p>264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9.58" calcext:value-type="float">
            <text:p>189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495" calcext:value-type="float">
            <text:p>124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65" calcext:value-type="float">
            <text:p>303.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4.562" calcext:value-type="float">
            <text:p>324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139" calcext:value-type="float">
            <text:p>149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373" calcext:value-type="float">
            <text:p>56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199" calcext:value-type="float">
            <text:p>163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5.054" calcext:value-type="float">
            <text:p>195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598" calcext:value-type="float">
            <text:p>169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325" calcext:value-type="float">
            <text:p>75.3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7" calcext:value-type="float">
            <text:p>164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482" calcext:value-type="float">
            <text:p>61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348" calcext:value-type="float">
            <text:p>171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01" calcext:value-type="float">
            <text:p>70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76" calcext:value-type="float">
            <text:p>31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005" calcext:value-type="float">
            <text:p>110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64" calcext:value-type="float">
            <text:p>49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42" calcext:value-type="float">
            <text:p>37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2.415" calcext:value-type="float">
            <text:p>282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51" calcext:value-type="float">
            <text:p>166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45" calcext:value-type="float">
            <text:p>92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37" calcext:value-type="float">
            <text:p>17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311" calcext:value-type="float">
            <text:p>284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73" calcext:value-type="float">
            <text:p>68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458" calcext:value-type="float">
            <text:p>184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9" calcext:value-type="float">
            <text:p>47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301" calcext:value-type="float">
            <text:p>152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43" calcext:value-type="float">
            <text:p>2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613" calcext:value-type="float">
            <text:p>32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8.848" calcext:value-type="float">
            <text:p>268.8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62" calcext:value-type="float">
            <text:p>29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17" calcext:value-type="float">
            <text:p>69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2.83" calcext:value-type="float">
            <text:p>242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087" calcext:value-type="float">
            <text:p>33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1" calcext:value-type="float">
            <text:p>30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376" calcext:value-type="float">
            <text:p>162.3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305" calcext:value-type="float">
            <text:p>36.3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48" calcext:value-type="float">
            <text:p>93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219" calcext:value-type="float">
            <text:p>303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332" calcext:value-type="float">
            <text:p>222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907" calcext:value-type="float">
            <text:p>44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04" calcext:value-type="float">
            <text:p>29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749" calcext:value-type="float">
            <text:p>217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7.845" calcext:value-type="float">
            <text:p>287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6.687" calcext:value-type="float">
            <text:p>266.6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54" calcext:value-type="float">
            <text:p>46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9" calcext:value-type="float">
            <text:p>72.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603" calcext:value-type="float">
            <text:p>181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341" calcext:value-type="float">
            <text:p>303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71" calcext:value-type="float">
            <text:p>54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84" calcext:value-type="float">
            <text:p>55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773" calcext:value-type="float">
            <text:p>51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461" calcext:value-type="float">
            <text:p>62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77" calcext:value-type="float">
            <text:p>53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8.946" calcext:value-type="float">
            <text:p>398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329" calcext:value-type="float">
            <text:p>68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61" calcext:value-type="float">
            <text:p>63.8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99" calcext:value-type="float">
            <text:p>29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263" calcext:value-type="float">
            <text:p>164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564" calcext:value-type="float">
            <text:p>147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21" calcext:value-type="float">
            <text:p>206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2.684" calcext:value-type="float">
            <text:p>182.6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629" calcext:value-type="float">
            <text:p>62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29" calcext:value-type="float">
            <text:p>5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62" calcext:value-type="float">
            <text:p>206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63" calcext:value-type="float">
            <text:p>169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209" calcext:value-type="float">
            <text:p>180.2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87" calcext:value-type="float">
            <text:p>46.4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4.154" calcext:value-type="float">
            <text:p>204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05" calcext:value-type="float">
            <text:p>66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501" calcext:value-type="float">
            <text:p>151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57" calcext:value-type="float">
            <text:p>28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911" calcext:value-type="float">
            <text:p>308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26" calcext:value-type="float">
            <text:p>7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25" calcext:value-type="float">
            <text:p>183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77" calcext:value-type="float">
            <text:p>34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04" calcext:value-type="float">
            <text:p>159.6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09" calcext:value-type="float">
            <text:p>74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542" calcext:value-type="float">
            <text:p>28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06" calcext:value-type="float">
            <text:p>161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63" calcext:value-type="float">
            <text:p>47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66" calcext:value-type="float">
            <text:p>175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11" calcext:value-type="float">
            <text:p>59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349" calcext:value-type="float">
            <text:p>133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76" calcext:value-type="float">
            <text:p>63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31" calcext:value-type="float">
            <text:p>46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37" calcext:value-type="float">
            <text:p>43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5" calcext:value-type="float">
            <text:p>4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63" calcext:value-type="float">
            <text:p>82.4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773" calcext:value-type="float">
            <text:p>158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363" calcext:value-type="float">
            <text:p>166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616" calcext:value-type="float">
            <text:p>168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5" calcext:value-type="float">
            <text:p>27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37" calcext:value-type="float">
            <text:p>71.5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0.334" calcext:value-type="float">
            <text:p>320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887" calcext:value-type="float">
            <text:p>27.8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545" calcext:value-type="float">
            <text:p>164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22" calcext:value-type="float">
            <text:p>29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74" calcext:value-type="float">
            <text:p>27.5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68" calcext:value-type="float">
            <text:p>73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25" calcext:value-type="float">
            <text:p>51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13" calcext:value-type="float">
            <text:p>31.1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932" calcext:value-type="float">
            <text:p>152.9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953" calcext:value-type="float">
            <text:p>62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018" calcext:value-type="float">
            <text:p>17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96" calcext:value-type="float">
            <text:p>75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703" calcext:value-type="float">
            <text:p>306.7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264" calcext:value-type="float">
            <text:p>270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29" calcext:value-type="float">
            <text:p>170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343" calcext:value-type="float">
            <text:p>164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028" calcext:value-type="float">
            <text:p>80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53" calcext:value-type="float">
            <text:p>32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673" calcext:value-type="float">
            <text:p>194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0.046" calcext:value-type="float">
            <text:p>300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767" calcext:value-type="float">
            <text:p>12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03" calcext:value-type="float">
            <text:p>52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37" calcext:value-type="float">
            <text:p>158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682" calcext:value-type="float">
            <text:p>47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187" calcext:value-type="float">
            <text:p>293.1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341" calcext:value-type="float">
            <text:p>62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82" calcext:value-type="float">
            <text:p>5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251" calcext:value-type="float">
            <text:p>301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01" calcext:value-type="float">
            <text:p>47.8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13" calcext:value-type="float">
            <text:p>176.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03" calcext:value-type="float">
            <text:p>50.4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2.291" calcext:value-type="float">
            <text:p>392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969" calcext:value-type="float">
            <text:p>100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28" calcext:value-type="float">
            <text:p>45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4.483" calcext:value-type="float">
            <text:p>224.4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2.438" calcext:value-type="float">
            <text:p>232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453" calcext:value-type="float">
            <text:p>177.4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55" calcext:value-type="float">
            <text:p>30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459" calcext:value-type="float">
            <text:p>293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128" calcext:value-type="float">
            <text:p>161.1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86" calcext:value-type="float">
            <text:p>166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2" calcext:value-type="float">
            <text:p>37.5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07" calcext:value-type="float">
            <text:p>42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89" calcext:value-type="float">
            <text:p>31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366" calcext:value-type="float">
            <text:p>310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43" calcext:value-type="float">
            <text:p>6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43" calcext:value-type="float">
            <text:p>44.4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66" calcext:value-type="float">
            <text:p>90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53" calcext:value-type="float">
            <text:p>64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013" calcext:value-type="float">
            <text:p>125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45" calcext:value-type="float">
            <text:p>49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313" calcext:value-type="float">
            <text:p>301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9.615" calcext:value-type="float">
            <text:p>289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36" calcext:value-type="float">
            <text:p>265.7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39" calcext:value-type="float">
            <text:p>50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066" calcext:value-type="float">
            <text:p>166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5.851" calcext:value-type="float">
            <text:p>295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127" calcext:value-type="float">
            <text:p>30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348" calcext:value-type="float">
            <text:p>167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692" calcext:value-type="float">
            <text:p>133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82" calcext:value-type="float">
            <text:p>64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76" calcext:value-type="float">
            <text:p>162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596" calcext:value-type="float">
            <text:p>168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53" calcext:value-type="float">
            <text:p>55.2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85" calcext:value-type="float">
            <text:p>70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92" calcext:value-type="float">
            <text:p>29.0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892" calcext:value-type="float">
            <text:p>206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78" calcext:value-type="float">
            <text:p>49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2" calcext:value-type="float">
            <text:p>50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911" calcext:value-type="float">
            <text:p>181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23" calcext:value-type="float">
            <text:p>29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474" calcext:value-type="float">
            <text:p>188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69" calcext:value-type="float">
            <text:p>35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93" calcext:value-type="float">
            <text:p>87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97" calcext:value-type="float">
            <text:p>60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32" calcext:value-type="float">
            <text:p>30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99" calcext:value-type="float">
            <text:p>63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13" calcext:value-type="float">
            <text:p>169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57" calcext:value-type="float">
            <text:p>29.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57" calcext:value-type="float">
            <text:p>47.7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219" calcext:value-type="float">
            <text:p>67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69" calcext:value-type="float">
            <text:p>162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35" calcext:value-type="float">
            <text:p>73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613" calcext:value-type="float">
            <text:p>163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875" calcext:value-type="float">
            <text:p>30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18" calcext:value-type="float">
            <text:p>67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38" calcext:value-type="float">
            <text:p>166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42" calcext:value-type="float">
            <text:p>29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486" calcext:value-type="float">
            <text:p>160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494" calcext:value-type="float">
            <text:p>162.4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09" calcext:value-type="float">
            <text:p>169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567" calcext:value-type="float">
            <text:p>46.5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41" calcext:value-type="float">
            <text:p>67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43" calcext:value-type="float">
            <text:p>2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934" calcext:value-type="float">
            <text:p>158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51" calcext:value-type="float">
            <text:p>167.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62" calcext:value-type="float">
            <text:p>42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167" calcext:value-type="float">
            <text:p>28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2.714" calcext:value-type="float">
            <text:p>252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59" calcext:value-type="float">
            <text:p>155.8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39" calcext:value-type="float">
            <text:p>29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24" calcext:value-type="float">
            <text:p>33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98" calcext:value-type="float">
            <text:p>53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57" calcext:value-type="float">
            <text:p>29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13" calcext:value-type="float">
            <text:p>100.4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781" calcext:value-type="float">
            <text:p>26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84" calcext:value-type="float">
            <text:p>154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0.571" calcext:value-type="float">
            <text:p>350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4" calcext:value-type="float">
            <text:p>28.4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07" calcext:value-type="float">
            <text:p>169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452" calcext:value-type="float">
            <text:p>298.4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771" calcext:value-type="float">
            <text:p>172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76" calcext:value-type="float">
            <text:p>46.7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224" calcext:value-type="float">
            <text:p>26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87" calcext:value-type="float">
            <text:p>60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39" calcext:value-type="float">
            <text:p>47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785" calcext:value-type="float">
            <text:p>165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23" calcext:value-type="float">
            <text:p>155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67" calcext:value-type="float">
            <text:p>46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05" calcext:value-type="float">
            <text:p>27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016" calcext:value-type="float">
            <text:p>162.0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29" calcext:value-type="float">
            <text:p>30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61" calcext:value-type="float">
            <text:p>57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192" calcext:value-type="float">
            <text:p>78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3" calcext:value-type="float">
            <text:p>28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298" calcext:value-type="float">
            <text:p>28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698" calcext:value-type="float">
            <text:p>120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75" calcext:value-type="float">
            <text:p>60.7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119" calcext:value-type="float">
            <text:p>153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8.36" calcext:value-type="float">
            <text:p>218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2.642" calcext:value-type="float">
            <text:p>292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393" calcext:value-type="float">
            <text:p>116.3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18" calcext:value-type="float">
            <text:p>61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419" calcext:value-type="float">
            <text:p>108.4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197" calcext:value-type="float">
            <text:p>57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88" calcext:value-type="float">
            <text:p>61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22" calcext:value-type="float">
            <text:p>8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36" calcext:value-type="float">
            <text:p>175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8" calcext:value-type="float">
            <text:p>64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476" calcext:value-type="float">
            <text:p>194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1.066" calcext:value-type="float">
            <text:p>281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24" calcext:value-type="float">
            <text:p>110.6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45" calcext:value-type="float">
            <text:p>55.7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094" calcext:value-type="float">
            <text:p>163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476" calcext:value-type="float">
            <text:p>171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8" calcext:value-type="float">
            <text:p>29.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2.74" calcext:value-type="float">
            <text:p>322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937" calcext:value-type="float">
            <text:p>306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144" calcext:value-type="float">
            <text:p>155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6" calcext:value-type="float">
            <text:p>65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08" calcext:value-type="float">
            <text:p>49.7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83" calcext:value-type="float">
            <text:p>273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471" calcext:value-type="float">
            <text:p>310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89" calcext:value-type="float">
            <text:p>158.1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5.825" calcext:value-type="float">
            <text:p>275.8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475" calcext:value-type="float">
            <text:p>186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515" calcext:value-type="float">
            <text:p>67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107" calcext:value-type="float">
            <text:p>20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79" calcext:value-type="float">
            <text:p>29.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37" calcext:value-type="float">
            <text:p>37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145" calcext:value-type="float">
            <text:p>102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3.732" calcext:value-type="float">
            <text:p>403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73" calcext:value-type="float">
            <text:p>59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47" calcext:value-type="float">
            <text:p>156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181" calcext:value-type="float">
            <text:p>217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7.151" calcext:value-type="float">
            <text:p>227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12" calcext:value-type="float">
            <text:p>81.2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4.7" calcext:value-type="float">
            <text:p>24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18" calcext:value-type="float">
            <text:p>3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582" calcext:value-type="float">
            <text:p>100.5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656" calcext:value-type="float">
            <text:p>173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88" calcext:value-type="float">
            <text:p>170.4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98" calcext:value-type="float">
            <text:p>49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607" calcext:value-type="float">
            <text:p>308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211" calcext:value-type="float">
            <text:p>284.2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75" calcext:value-type="float">
            <text:p>15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5.478" calcext:value-type="float">
            <text:p>215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558" calcext:value-type="float">
            <text:p>82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869" calcext:value-type="float">
            <text:p>38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696" calcext:value-type="float">
            <text:p>165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1" calcext:value-type="float">
            <text:p>3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1.076" calcext:value-type="float">
            <text:p>311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669" calcext:value-type="float">
            <text:p>152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7.066" calcext:value-type="float">
            <text:p>327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127" calcext:value-type="float">
            <text:p>283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78" calcext:value-type="float">
            <text:p>265.7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44" calcext:value-type="float">
            <text:p>49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307" calcext:value-type="float">
            <text:p>71.3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04" calcext:value-type="float">
            <text:p>76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38" calcext:value-type="float">
            <text:p>29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42" calcext:value-type="float">
            <text:p>273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63" calcext:value-type="float">
            <text:p>75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319" calcext:value-type="float">
            <text:p>157.3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073" calcext:value-type="float">
            <text:p>153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377" calcext:value-type="float">
            <text:p>298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289" calcext:value-type="float">
            <text:p>162.2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81" calcext:value-type="float">
            <text:p>166.6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28" calcext:value-type="float">
            <text:p>63.9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508" calcext:value-type="float">
            <text:p>152.5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98" calcext:value-type="float">
            <text:p>53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78" calcext:value-type="float">
            <text:p>33.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54" calcext:value-type="float">
            <text:p>74.8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515" calcext:value-type="float">
            <text:p>16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11" calcext:value-type="float">
            <text:p>45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269" calcext:value-type="float">
            <text:p>176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5.461" calcext:value-type="float">
            <text:p>315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781" calcext:value-type="float">
            <text:p>3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83" calcext:value-type="float">
            <text:p>150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4" calcext:value-type="float">
            <text:p>46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923" calcext:value-type="float">
            <text:p>27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544" calcext:value-type="float">
            <text:p>153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446" calcext:value-type="float">
            <text:p>59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4.042" calcext:value-type="float">
            <text:p>254.0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97" calcext:value-type="float">
            <text:p>53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701" calcext:value-type="float">
            <text:p>162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1.797" calcext:value-type="float">
            <text:p>241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921" calcext:value-type="float">
            <text:p>150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649" calcext:value-type="float">
            <text:p>170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35" calcext:value-type="float">
            <text:p>81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557" calcext:value-type="float">
            <text:p>302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035" calcext:value-type="float">
            <text:p>168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69" calcext:value-type="float">
            <text:p>58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417" calcext:value-type="float">
            <text:p>154.4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63" calcext:value-type="float">
            <text:p>64.7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985" calcext:value-type="float">
            <text:p>173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31" calcext:value-type="float">
            <text:p>74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28" calcext:value-type="float">
            <text:p>61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177" calcext:value-type="float">
            <text:p>32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39" calcext:value-type="float">
            <text:p>82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9.275" calcext:value-type="float">
            <text:p>229.2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846" calcext:value-type="float">
            <text:p>192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566" calcext:value-type="float">
            <text:p>201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65" calcext:value-type="float">
            <text:p>72.8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17" calcext:value-type="float">
            <text:p>55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96" calcext:value-type="float">
            <text:p>69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855" calcext:value-type="float">
            <text:p>91.8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19" calcext:value-type="float">
            <text:p>38.5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7.191" calcext:value-type="float">
            <text:p>207.1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896" calcext:value-type="float">
            <text:p>163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59" calcext:value-type="float">
            <text:p>158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81" calcext:value-type="float">
            <text:p>65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37" calcext:value-type="float">
            <text:p>162.8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38" calcext:value-type="float">
            <text:p>47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33" calcext:value-type="float">
            <text:p>48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5" calcext:value-type="float">
            <text:p>30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689" calcext:value-type="float">
            <text:p>265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611" calcext:value-type="float">
            <text:p>188.6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42" calcext:value-type="float">
            <text:p>164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42" calcext:value-type="float">
            <text:p>154.1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19" calcext:value-type="float">
            <text:p>129.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49" calcext:value-type="float">
            <text:p>49.8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867" calcext:value-type="float">
            <text:p>64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4" calcext:value-type="float">
            <text:p>61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532" calcext:value-type="float">
            <text:p>57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3" calcext:value-type="float">
            <text:p>4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182" calcext:value-type="float">
            <text:p>270.1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1.398" calcext:value-type="float">
            <text:p>251.3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148" calcext:value-type="float">
            <text:p>265.1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8.63" calcext:value-type="float">
            <text:p>288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5" calcext:value-type="float">
            <text:p>3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056" calcext:value-type="float">
            <text:p>222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726" calcext:value-type="float">
            <text:p>157.7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23" calcext:value-type="float">
            <text:p>27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34" calcext:value-type="float">
            <text:p>64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559" calcext:value-type="float">
            <text:p>76.5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94" calcext:value-type="float">
            <text:p>46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1" calcext:value-type="float">
            <text:p>31.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966" calcext:value-type="float">
            <text:p>97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607" calcext:value-type="float">
            <text:p>45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37" calcext:value-type="float">
            <text:p>5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07" calcext:value-type="float">
            <text:p>57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13" calcext:value-type="float">
            <text:p>28.9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64" calcext:value-type="float">
            <text:p>30.3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31" calcext:value-type="float">
            <text:p>56.5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565" calcext:value-type="float">
            <text:p>264.5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6.669" calcext:value-type="float">
            <text:p>286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6.272" calcext:value-type="float">
            <text:p>296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16" calcext:value-type="float">
            <text:p>170.4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959" calcext:value-type="float">
            <text:p>180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64" calcext:value-type="float">
            <text:p>95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577" calcext:value-type="float">
            <text:p>163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</table:table>
      <table:table table:name="25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500ste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abs(hook x) &gt; 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bs(angle)&lt;1 and poi vx &lt; 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25.2.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Env</text:p>
          </table:table-cell>
          <table:table-cell table:number-columns-repeated="3"/>
          <table:table-cell table:style-name="ce1" office:value-type="string" calcext:value-type="string">
            <text:p>25.2_500000 is almost converged to the policy that keep going to left, if use that as pre-train, it’s it difficult to aadically changelterr this policy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000ste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7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7">
          <table:table-cell table:style-name="ce1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8" office:value-type="string" calcext:value-type="string">
            <text:p>25 to 30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/>
          <table:table-cell table:style-name="ce7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poi vx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style-name="ce6"/>
          <table:table-cell/>
        </table:table-row>
        <table:table-row table:style-name="ro1">
          <table:table-cell table:style-name="ce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8">
          <table:table-cell table:style-name="ce6" office:value-type="string" calcext:value-type="string">
            <text:p>abs(angle)&lt;1 and poi vx &lt;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.g. at position &gt;5 reward might be -4 or -5</text:p>
          </table:table-cell>
        </table:table-row>
        <table:table-row table:style-name="ro3">
          <table:table-cell table:style-name="ce6" office:value-type="string" calcext:value-type="string">
            <text:p>hook position[0] &gt;5</text:p>
          </table:table-cell>
          <table:table-cell table:style-name="ce6"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table:style-name="ce6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abs(hook x) &gt; 1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8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8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7" office:value-type="string" calcext:value-type="string">
            <text:p>no</text:p>
          </table:table-cell>
        </table:table-row>
        <table:table-row table:style-name="ro1"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9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10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10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9:34:42.369906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34:42.445610443</meta:creation-date>
    <meta:generator>LibreOffice/5.1.6.2$Linux_X86_64 LibreOffice_project/10m0$Build-2</meta:generator>
    <meta:editing-duration>PT49S</meta:editing-duration>
    <meta:editing-cycles>4</meta:editing-cycles>
    <dc:date>2018-06-28T19:35:30.302667379</dc:date>
    <meta:document-statistic meta:table-count="5" meta:cell-count="2854" meta:object-count="0"/>
  </office:meta>
</office:document-meta>
</file>